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JBTestRedirectorBean.setSessionContext( Sess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JBTestRedirectorBean.EJBTestRedirectorB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RedirectorBean.test( EJBRequest the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JBTestRedirectorBean.ejbRemo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RedirectorBean.ejbAct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RedirectorBean.ejbCre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JBTestRedirectorBean.ejbPass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